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R squared</text:p>
          </table:table-cell>
          <table:table-cell table:style-name="ce4" office:value-type="string" calcext:value-type="string">
            <text:p>MSE</text:p>
          </table:table-cell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0.058" calcext:value-type="float">
            <text:p>0.058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Polynomial Regression</text:p>
          </table:table-cell>
          <table:table-cell office:value-type="float" office:value="0.051" calcext:value-type="float">
            <text:p>0.051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0.046" calcext:value-type="float">
            <text:p>0.046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PCA + Lasso</text:p>
          </table:table-cell>
          <table:table-cell office:value-type="float" office:value="0.042" calcext:value-type="float">
            <text:p>0.04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0.027" calcext:value-type="float">
            <text:p>0.02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style-name="ce3" office:value-type="string" calcext:value-type="string">
            <text:p>SVM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2161" calcext:value-type="float">
            <text:p>2161</text:p>
          </table:table-cell>
        </table:table-row>
      </table:table>
      <table:named-expressions/>
      <table:database-ranges>
        <table:database-range table:name="__Anonymous_Sheet_DB__0" table:target-range-address="Sheet1.A1:Sheet1.C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08:48:06.390503361</meta:creation-date>
    <dc:date>2021-12-03T09:02:37.896865570</dc:date>
    <meta:editing-duration>PT4M1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